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168.41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298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ro3" style:family="table-row">
      <style:table-row-properties style:row-height="46.15pt" fo:break-before="auto" style:use-optimal-row-height="true"/>
    </style:style>
    <style:style style:name="ro4" style:family="table-row">
      <style:table-row-properties style:row-height="57.66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8.5pt" style:font-size-asian="8.5pt" style:font-size-complex="8.5pt"/>
    </style:style>
    <style:style style:name="ce6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A20-OLINUXINO-MICRO_Rev_M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24, R34, R69, R8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, R31, R51, R53, R60, R62, R63, R66, R68, R71, R72, R7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8, R119, R133, R134, R13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9.9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5, R43, R58, R103, R141, R142, R143, R1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9, R16, R41, R104, R150, R1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, R92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, R4, R6, R8, R32, R37, R39, R57, R65, R70, R73, R75,</text:p>
            <text:p> R76, R81, R82, R83, R86, R93, R94, R1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, R5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2, R61, R89, R13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8, R97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, R20, R30, R33, R38, R44, R46, R47, R54, R98, R105,</text:p>
            <text:p> R136, R137, R15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5, R78, R80, R1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7, R10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7, R28, R52, R84, R95, R1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, R17, R29, R40, R85, R91, R10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6, R56, R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75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.5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8, RM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50V/5%/COG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97, C9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5, C76, C99, C100, C195, C20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0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9, C131, C132, C160, C165, C182, C2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9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40, C141, C142, C143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4, C67, C72, C74, C92, C94, C122, C124, C125, C161,</text:p>
            <text:p> C170, C171, C176, C200, C221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, C3, C5, C7, C10, C11, C14, C15, C18, C19, C21, C22, C23,</text:p>
            <text:p>C24, C25, C26, C27, C57, C59, C60, C61, C62, C68, C69, C70,</text:p>
            <text:p>C77, C78, C79, C80, C82, C83, C84, C85, C86, C87, C102,</text:p>
            <text:p>C106, C134, C139, C155, C169, C175, C184, C189, C191</text:p>
          </table:table-cell>
          <table:table-cell table:number-columns-repeated="1020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, C4, C6, C8, C9, C12, C16, C17, C20, C28, C29, C30, C31,</text:p>
            <text:p> C32, C33, C34, C35, C36, C37, C38, C39, C40, C41, C42, C43,</text:p>
            <text:p> C44, C45, C46, C47, C48, C49, C50, C51, C52, C53, C54, C55,</text:p>
            <text:p> C58, C81, C111, C114, C117, C118, C119, C120, C177, C224,</text:p>
            <text:p>C225, C226, C227, C228, C229, C230, C231, C2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2, C19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3, C91, C110, C150, C167, C172, C17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F/50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202, C203, C241, C242, C243, C24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46, C149, C158, C178, C179, C180, C187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2, C113, C121, C128, C136, C147, C148, C151, C152, C156,</text:p>
            <text:p> C159, C162, C164, C166</text:p>
          </table:table-cell>
          <table:table-cell table:number-columns-repeated="1020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3,C56,C65, C66, C101, C103, C104, C105, C109, C115, C133,</text:p>
            <text:p>C138, C157, C168, C173, C186, C190, C193, C194, C198, C199,</text:p>
            <text:p>C204,C205,C206,C207,C209,C210,C211,C212,C216,C219,C220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23, C126, C135, C145, C217, C222, C223, C240, C245,</text:p>
            <text:p> C246, C247, C248, C24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2, L13, L14, L18, L20, L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uH/YS75</text:p>
          </table:table-cell>
          <table:table-cell office:value-type="string" calcext:value-type="string">
            <text:p>LLQH88PN100M38</text:p>
          </table:table-cell>
          <table:table-cell office:value-type="string" calcext:value-type="string">
            <text:p>L1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4, L5, L6, L7, L11, L15, L16, L17, L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table:style-name="ce6" office:value-type="string" calcext:value-type="string">
            <text:p>SCHOTKKY7.62SS-1N5819(S4SOD-123)</text:p>
          </table:table-cell>
          <table:table-cell office:value-type="string" calcext:value-type="string">
            <text:p>D1, D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2, D4, 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26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(SOT23-3)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, FET3, FET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(SOT23-3)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Q32.768kHz/12.5pF/20ppm/4P/SMD8038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.0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.0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(TFBGA441)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BN-SH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8710A-EZC-TR(QFN-32)</text:p>
          </table:table-cell>
          <table:table-cell office:value-type="string" calcext:value-type="string">
            <text:p>LAN8710A-EZC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1584EN(SOIC8E)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K4B4G1646D-BYK0</text:p>
          </table:table-cell>
          <table:table-cell office:value-type="string" calcext:value-type="string">
            <text:p>H5TQ2G63BFR_</text:p>
            <text:p>MEM4G16D3EABG-125PHIS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9, U10, U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3, 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SATA_PW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ML1016</text:p>
          </table:table-cell>
          <table:table-cell office:value-type="string" calcext:value-type="string">
            <text:p>UEXT1, UEXT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-B-V-40-LF</text:p>
          </table:table-cell>
          <table:table-cell office:value-type="string" calcext:value-type="string">
            <text:p>ML4016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4</text:p>
          </table:table-cell>
          <table:table-cell office:value-type="string" calcext:value-type="string">
            <text:p>CON4HN1X4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table:style-name="ce6" office:value-type="string" calcext:value-type="string">
            <text:p>MICRO_SD/MMC_CP_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J-W47S-05D2-LF_V2</text:p>
          </table:table-cell>
          <table:table-cell table:style-name="ce6" office:value-type="string" calcext:value-type="string">
            <text:p>AUDIOJACK_5PINPJ-W47S-05D2-LF_V2</text:p>
          </table:table-cell>
          <table:table-cell office:value-type="string" calcext:value-type="string">
            <text:p>HEADPHONES, MIC_I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D006A-LT2-BA0</text:p>
          </table:table-cell>
          <table:table-cell office:value-type="string" calcext:value-type="string">
            <text:p>SD_CARD_PSD006A-LT2-BA0</text:p>
          </table:table-cell>
          <table:table-cell office:value-type="string" calcext:value-type="string">
            <text:p>SD/MM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_JACK_UNI_MILLING</text:p>
          </table:table-cell>
          <table:table-cell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RJLBC-060TC1_GND_MILLING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TWO_LEVEL</text:p>
          </table:table-cell>
          <table:table-cell office:value-type="string" calcext:value-type="string">
            <text:p>USB_HOS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U06S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VGA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ENTER, ESC, HOME, MENU, PWR_BUT, RECOVERY,</text:p>
            <text:p> RESET, SEARCH, VOL+, VOL-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VPS+, VPS-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WP_ENABL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07, C108, C153, C1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1, C181, C183, C185, C18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SMALL</text:p>
          </table:table-cell>
          <table:table-cell office:value-type="string" calcext:value-type="string">
            <text:p>R12, R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, R22, R23, R49, R50, R15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2,R123,R124,R125,R126,R127,R128,R129,R130,R131,R1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3, R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uF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4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34, C236, C239, C251, C253, C255</text:p>
          </table:table-cell>
          <table:table-cell table:number-columns-repeated="1020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8, R19, R21, R26, R112, R113, R115, R116, R117, R121,</text:p>
            <text:p>R144, R145, R1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4, R146, R147, R14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96, C197, C213, C214, C215, C25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30, C1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8, C89, C90, C23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2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35, C237, C238, C250, C252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330R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6, R10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DW02S)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PW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ESD5302F)</text:p>
          </table:table-cell>
          <table:table-cell office:value-type="string" calcext:value-type="string">
            <text:p>ESD5302F</text:p>
          </table:table-cell>
          <table:table-cell office:value-type="string" calcext:value-type="string">
            <text:p>ESD1, ESD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8, L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MI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KLMAG1JETD-B041003)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FC4GACAANA-4M_IT)</text:p>
          </table:table-cell>
          <table:table-cell office:value-type="string" calcext:value-type="string">
            <text:p>MTFC4GACAANA-4MIT</text:p>
          </table:table-cell>
          <table:table-cell office:value-type="string" calcext:value-type="string">
            <text:p>U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0805_(4X0402)_22R)</text:p>
          </table:table-cell>
          <table:table-cell office:value-type="string" calcext:value-type="string">
            <text:p>R_MATRIX_4E_25X625</text:p>
          </table:table-cell>
          <table:table-cell office:value-type="string" calcext:value-type="string">
            <text:p>RM4, RM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1206_(4X0603)_4B8_10k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, RM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17, U22, 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(SOIC-8_Wide)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5</text:p>
          </table:table-cell>
          <table:table-cell table:number-columns-repeated="1020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cale-to="8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0-02-07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/00/0000</text:date>, <text:time style:data-style-name="N2" text:time-value="13:17:26.224912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2-07T13:17:39.114403955</dc:date>
    <meta:editing-duration>PT1H51M15S</meta:editing-duration>
    <meta:editing-cycles>71</meta:editing-cycles>
    <meta:document-statistic meta:table-count="1" meta:cell-count="500" meta:object-count="0"/>
  </office:meta>
</office:document-meta>
</file>